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3" table:style-name="ce7" office:value-type="float" office:value="152" calcext:value-type="float">
            <text:p>152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8" office:value-type="float" office:value="237" calcext:value-type="float">
            <text:p>237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408" calcext:value-type="float">
            <text:p>408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number-columns-repeated="2" table:style-name="ce7" office:value-type="float" office:value="530" calcext:value-type="float">
            <text:p>530</text:p>
          </table:table-cell>
          <table:table-cell table:number-columns-repeated="2" table:style-name="ce7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7" office:value-type="float" office:value="733" calcext:value-type="float">
            <text:p>73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number-columns-repeated="3" table:style-name="ce7" office:value-type="float" office:value="91" calcext:value-type="float">
            <text:p>91</text:p>
          </table:table-cell>
          <table:table-cell table:number-columns-repeated="3" table:style-name="ce7" office:value-type="float" office:value="111" calcext:value-type="float">
            <text:p>111</text:p>
          </table:table-cell>
          <table:table-cell table:style-name="ce7" office:value-type="float" office:value="114" calcext:value-type="float">
            <text:p>114</text:p>
          </table:table-cell>
          <table:table-cell table:style-name="ce8" office:value-type="float" office:value="139" calcext:value-type="float">
            <text:p>139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91" calcext:value-type="float">
            <text:p>191</text:p>
          </table:table-cell>
          <table:table-cell table:number-columns-repeated="2" table:style-name="ce7" office:value-type="float" office:value="212" calcext:value-type="float">
            <text:p>212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53" calcext:value-type="float">
            <text:p>253</text:p>
          </table:table-cell>
          <table:table-cell table:number-columns-repeated="2" table:style-name="ce7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7" office:value-type="float" office:value="315" calcext:value-type="float">
            <text:p>31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number-columns-repeated="3" table:style-name="ce7" office:value-type="float" office:value="110" calcext:value-type="float">
            <text:p>110</text:p>
          </table:table-cell>
          <table:table-cell table:number-columns-repeated="3" table:style-name="ce7" office:value-type="float" office:value="132" calcext:value-type="float">
            <text:p>132</text:p>
          </table:table-cell>
          <table:table-cell table:number-columns-repeated="3" table:style-name="ce7" office:value-type="float" office:value="147" calcext:value-type="float">
            <text:p>147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82" calcext:value-type="float">
            <text:p>182</text:p>
          </table:table-cell>
          <table:table-cell table:style-name="ce8" office:value-type="float" office:value="211" calcext:value-type="float">
            <text:p>211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2" table:style-name="ce7" office:value-type="float" office:value="337" calcext:value-type="float">
            <text:p>337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7" office:value-type="float" office:value="426" calcext:value-type="float">
            <text:p>426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101" calcext:value-type="float">
            <text:p>101</text:p>
          </table:table-cell>
          <table:table-cell table:style-name="ce8"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2" table:style-name="ce7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7" office:value-type="float" office:value="239" calcext:value-type="float">
            <text:p>23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3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3" table:style-name="ce7" office:value-type="float" office:value="151" calcext:value-type="float">
            <text:p>151</text:p>
          </table:table-cell>
          <table:table-cell table:number-columns-repeated="2" table:style-name="ce7" office:value-type="float" office:value="207" calcext:value-type="float">
            <text:p>207</text:p>
          </table:table-cell>
          <table:table-cell table:style-name="ce7" office:value-type="float" office:value="241" calcext:value-type="float">
            <text:p>24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54" calcext:value-type="float">
            <text:p>354</text:p>
          </table:table-cell>
          <table:table-cell table:style-name="ce8" office:value-type="float" office:value="436" calcext:value-type="float">
            <text:p>43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7" office:value-type="float" office:value="1075" calcext:value-type="float">
            <text:p>107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46" calcext:value-type="float">
            <text:p>46</text:p>
          </table:table-cell>
          <table:table-cell table:number-columns-repeated="3" table:style-name="ce7" office:value-type="float" office:value="51" calcext:value-type="float">
            <text:p>51</text:p>
          </table:table-cell>
          <table:table-cell table:number-columns-repeated="3" table:style-name="ce7" office:value-type="float" office:value="58" calcext:value-type="float">
            <text:p>58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number-columns-repeated="2" table:style-name="ce7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7" office:value-type="float" office:value="183" calcext:value-type="float">
            <text:p>18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6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4" table:style-name="ce7" office:value-type="float" office:value="43" calcext:value-type="float">
            <text:p>43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2" table:style-name="ce7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3"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2" table:style-name="ce7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8"/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83" calcext:value-type="float">
            <text:p>83</text:p>
          </table:table-cell>
          <table:table-cell table:number-columns-repeated="3" table:style-name="ce7" office:value-type="float" office:value="128" calcext:value-type="float">
            <text:p>128</text:p>
          </table:table-cell>
          <table:table-cell table:number-columns-repeated="3" table:style-name="ce7" office:value-type="float" office:value="168" calcext:value-type="float">
            <text:p>168</text:p>
          </table:table-cell>
          <table:table-cell table:number-columns-repeated="3" table:style-name="ce7" office:value-type="float" office:value="206" calcext:value-type="float">
            <text:p>206</text:p>
          </table:table-cell>
          <table:table-cell table:number-columns-repeated="2" table:style-name="ce7" office:value-type="float" office:value="278" calcext:value-type="float">
            <text:p>278</text:p>
          </table:table-cell>
          <table:table-cell table:style-name="ce8" office:value-type="float" office:value="352" calcext:value-type="float">
            <text:p>352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7" office:value-type="float" office:value="764" calcext:value-type="float">
            <text:p>764</text:p>
          </table:table-cell>
          <table:table-cell table:number-columns-repeated="2" table:style-name="ce7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7" office:value-type="float" office:value="981" calcext:value-type="float">
            <text:p>98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2" table:style-name="ce7" office:value-type="float" office:value="444" calcext:value-type="float">
            <text:p>444</text:p>
          </table:table-cell>
          <table:table-cell table:number-columns-repeated="2" table:style-name="ce7" office:value-type="float" office:value="549" calcext:value-type="float">
            <text:p>549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1052" calcext:value-type="float">
            <text:p>1052</text:p>
          </table:table-cell>
          <table:table-cell table:style-name="ce7" office:value-type="float" office:value="1058" calcext:value-type="float">
            <text:p>1058</text:p>
          </table:table-cell>
          <table:table-cell table:number-columns-repeated="3" table:style-name="ce7" office:value-type="float" office:value="1423" calcext:value-type="float">
            <text:p>1423</text:p>
          </table:table-cell>
          <table:table-cell table:number-columns-repeated="2" table:style-name="ce7" office:value-type="float" office:value="2714" calcext:value-type="float">
            <text:p>2714</text:p>
          </table:table-cell>
          <table:table-cell table:number-columns-repeated="4" table:style-name="ce7" office:value-type="float" office:value="3554" calcext:value-type="float">
            <text:p>3554</text:p>
          </table:table-cell>
          <table:table-cell table:style-name="ce7" office:value-type="float" office:value="4586" calcext:value-type="float">
            <text:p>4586</text:p>
          </table:table-cell>
          <table:table-cell table:style-name="ce7" office:value-type="float" office:value="4903" calcext:value-type="float">
            <text:p>4903</text:p>
          </table:table-cell>
          <table:table-cell table:style-name="ce8" office:value-type="float" office:value="5806" calcext:value-type="float">
            <text:p>5806</text:p>
          </table:table-cell>
          <table:table-cell table:number-columns-repeated="2" table:style-name="ce7" office:value-type="float" office:value="7153" calcext:value-type="float">
            <text:p>7153</text:p>
          </table:table-cell>
          <table:table-cell table:style-name="ce7" office:value-type="float" office:value="11177" calcext:value-type="float">
            <text:p>11177</text:p>
          </table:table-cell>
          <table:table-cell table:style-name="ce7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7" office:value-type="float" office:value="16678" calcext:value-type="float">
            <text:p>16678</text:p>
          </table:table-cell>
          <table:table-cell table:number-columns-repeated="2" table:style-name="ce7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7" office:value-type="float" office:value="24953" calcext:value-type="float">
            <text:p>2495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number-columns-repeated="4"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number-columns-repeated="3" table:style-name="ce7" office:value-type="float" office:value="221" calcext:value-type="float">
            <text:p>22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8" office:value-type="float" office:value="332" calcext:value-type="float">
            <text:p>332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89" calcext:value-type="float">
            <text:p>389</text:p>
          </table:table-cell>
          <table:table-cell table:number-columns-repeated="2" table:style-name="ce7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61" calcext:value-type="float">
            <text:p>661</text:p>
          </table:table-cell>
          <table:table-cell table:number-columns-repeated="2" table:style-name="ce7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7" office:value-type="float" office:value="803" calcext:value-type="float">
            <text:p>80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7" calcext:value-type="float">
            <text:p>47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style-name="ce8" office:value-type="float" office:value="168" calcext:value-type="float">
            <text:p>168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7" office:value-type="float" office:value="341" calcext:value-type="float">
            <text:p>341</text:p>
          </table:table-cell>
          <table:table-cell table:number-columns-repeated="2" table:style-name="ce7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7" office:value-type="float" office:value="439" calcext:value-type="float">
            <text:p>43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3" table:style-name="ce7" office:value-type="float" office:value="72" calcext:value-type="float">
            <text:p>72</text:p>
          </table:table-cell>
          <table:table-cell table:number-columns-repeated="4"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40" calcext:value-type="float">
            <text:p>24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6" calcext:value-type="float">
            <text:p>286</text:p>
          </table:table-cell>
          <table:table-cell table:number-columns-repeated="2" table:style-name="ce7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7" office:value-type="float" office:value="548" calcext:value-type="float">
            <text:p>548</text:p>
          </table:table-cell>
          <table:table-cell table:number-columns-repeated="2" table:style-name="ce7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98" calcext:value-type="float">
            <text:p>69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7" office:value-type="float" office:value="54" calcext:value-type="float">
            <text:p>54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number-columns-repeated="4" table:style-name="ce7" office:value-type="float" office:value="56" calcext:value-type="float">
            <text:p>56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7" office:value-type="float" office:value="165" calcext:value-type="float">
            <text:p>165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7" office:value-type="float" office:value="95" calcext:value-type="float">
            <text:p>95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" table:style-name="ce7" office:value-type="float" office:value="130" calcext:value-type="float">
            <text:p>13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58" calcext:value-type="float">
            <text:p>158</text:p>
          </table:table-cell>
          <table:table-cell table:style-name="ce8" office:value-type="float" office:value="184" calcext:value-type="float">
            <text:p>184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7" office:value-type="float" office:value="407" calcext:value-type="float">
            <text:p>407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3" table:style-name="ce7" office:value-type="float" office:value="53" calcext:value-type="float">
            <text:p>53</text:p>
          </table:table-cell>
          <table:table-cell table:number-columns-repeated="3" table:style-name="ce7" office:value-type="float" office:value="66" calcext:value-type="float">
            <text:p>6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2" calcext:value-type="float">
            <text:p>112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7" office:value-type="float" office:value="281" calcext:value-type="float">
            <text:p>28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7" office:value-type="float" office:value="81" calcext:value-type="float">
            <text:p>81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number-columns-repeated="3" table:style-name="ce7" office:value-type="float" office:value="69" calcext:value-type="float">
            <text:p>69</text:p>
          </table:table-cell>
          <table:table-cell table:number-columns-repeated="3" table:style-name="ce7" office:value-type="float" office:value="90" calcext:value-type="float">
            <text:p>90</text:p>
          </table:table-cell>
          <table:table-cell table:number-columns-repeated="3" table:style-name="ce7" office:value-type="float" office:value="108" calcext:value-type="float">
            <text:p>108</text:p>
          </table:table-cell>
          <table:table-cell table:number-columns-repeated="2" table:style-name="ce7" office:value-type="float" office:value="142" calcext:value-type="float">
            <text:p>142</text:p>
          </table:table-cell>
          <table:table-cell table:style-name="ce8" office:value-type="float" office:value="177" calcext:value-type="float">
            <text:p>177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7" calcext:value-type="float">
            <text:p>207</text:p>
          </table:table-cell>
          <table:table-cell table:number-columns-repeated="2" table:style-name="ce7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7" office:value-type="float" office:value="301" calcext:value-type="float">
            <text:p>301</text:p>
          </table:table-cell>
          <table:table-cell table:number-columns-repeated="2" table:style-name="ce7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7" office:value-type="float" office:value="363" calcext:value-type="float">
            <text:p>36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7" table:number-columns-repeated="16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8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55" calcext:value-type="float">
            <text:p>5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83" calcext:value-type="float">
            <text:p>8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43" calcext:value-type="float">
            <text:p>43</text:p>
          </table:table-cell>
          <table:table-cell table:number-columns-repeated="2"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104" calcext:value-type="float">
            <text:p>104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number-columns-repeated="3" table:style-name="ce8" office:value-type="float" office:value="296" calcext:value-type="float">
            <text:p>296</text:p>
          </table:table-cell>
          <table:table-cell table:number-columns-repeated="2" table:style-name="ce7" office:value-type="float" office:value="428" calcext:value-type="float">
            <text:p>428</text:p>
          </table:table-cell>
          <table:table-cell table:style-name="ce8" office:value-type="float" office:value="538" calcext:value-type="float">
            <text:p>538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599" calcext:value-type="float">
            <text:p>599</text:p>
          </table:table-cell>
          <table:table-cell table:number-columns-repeated="2" table:style-name="ce7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7" office:value-type="float" office:value="895" calcext:value-type="float">
            <text:p>895</text:p>
          </table:table-cell>
          <table:table-cell table:number-columns-repeated="2" table:style-name="ce7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7" office:value-type="float" office:value="1048" calcext:value-type="float">
            <text:p>1048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number-columns-repeated="7" table:style-name="ce7" office:value-type="float" office:value="14" calcext:value-type="float">
            <text:p>14</text:p>
          </table:table-cell>
          <table:table-cell table:number-columns-repeated="4" table:style-name="ce8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" table:style-name="ce7" office:value-type="float" office:value="4" calcext:value-type="float">
            <text:p>4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986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6"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8" table:number-columns-repeated="4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7" table:number-columns-repeated="8"/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6"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8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8"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8"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7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8" table:number-columns-repeated="5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8" table:number-columns-repeated="5"/>
          <table:table-cell table:number-columns-repeated="3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8" table:number-columns-repeated="13"/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8" table:number-columns-repeated="8"/>
          <table:table-cell table:number-columns-repeated="10"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8" table:number-columns-repeated="10"/>
          <table:table-cell table:number-columns-repeated="9"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8" table:number-columns-repeated="10"/>
          <table:table-cell table:number-columns-repeated="5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8" table:number-columns-repeated="11"/>
          <table:table-cell table:number-columns-repeated="4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8" table:number-columns-repeated="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8" table:number-columns-repeated="16"/>
          <table:table-cell table:number-columns-repeated="3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7"/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1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986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7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12" table:number-columns-repeated="16"/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12" table:number-columns-repeated="4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number-columns-repeated="7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12" table:number-columns-repeated="15"/>
          <table:table-cell table:style-name="ce13" office:value-type="float" office:value="1" calcext:value-type="float">
            <text:p>1</text:p>
          </table:table-cell>
          <table:table-cell table:style-name="ce12"/>
          <table:table-cell table:number-columns-repeated="4" table:style-name="ce1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13" table:number-columns-repeated="2"/>
          <table:table-cell table:number-columns-repeated="8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12" table:number-columns-repeated="13"/>
          <table:table-cell table:number-columns-repeated="8"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12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12" table:number-columns-repeated="16"/>
          <table:table-cell table:style-name="ce13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12" table:number-columns-repeated="20"/>
          <table:table-cell table:style-name="ce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12" table:number-columns-repeated="15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13" office:value-type="float" office:value="28" calcext:value-type="float">
            <text:p>28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3" table:style-name="ce13" office:value-type="float" office:value="80" calcext:value-type="float">
            <text:p>80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 table:style-name="ce13" office:value-type="float" office:value="90" calcext:value-type="float">
            <text:p>90</text:p>
          </table:table-cell>
          <table:table-cell table:style-name="ce13" office:value-type="float" office:value="141" calcext:value-type="float">
            <text:p>141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7" office:value-type="float" office:value="1115" calcext:value-type="float">
            <text:p>111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12" table:number-columns-repeated="19"/>
          <table:table-cell table:number-columns-repeated="2" table:style-name="ce1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12" table:number-columns-repeated="20"/>
          <table:table-cell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12" table:number-columns-repeated="5"/>
          <table:table-cell table:number-columns-repeated="15"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12"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12" table:number-columns-repeated="1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12" table:number-columns-repeated="17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12" table:number-columns-repeated="16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12" table:number-columns-repeated="4"/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12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12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13" table:number-columns-repeated="18"/>
          <table:table-cell table:style-name="ce12" table:number-columns-repeated="2"/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13" table:number-columns-repeated="3"/>
          <table:table-cell table:number-columns-repeated="10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9" office:value-type="date" office:date-value="2020-02-03T21:00:00" calcext:value-type="date">
            <text:p>2/3/2020 9:00 PM</text:p>
          </table:table-cell>
          <table:table-cell table:style-name="ce9" office:value-type="date" office:date-value="2020-02-04T09:40:00" calcext:value-type="date">
            <text:p>2/4/2020 9:40 AM</text:p>
          </table:table-cell>
          <table:table-cell table:style-name="ce9" office:value-type="date" office:date-value="2020-02-04T22:00:00" calcext:value-type="date">
            <text:p>2/4/2020 10:00 PM</text:p>
          </table:table-cell>
          <table:table-cell table:style-name="ce9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office:value-type="date" office:date-value="2020-02-07T22:50:00" calcext:value-type="date">
            <text:p>2/7/2020 10:50 PM</text:p>
          </table:table-cell>
          <table:table-cell table:style-name="ce11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7" office:value-type="float" office:value="2" calcext:value-type="float">
            <text:p>2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style-name="ce7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number-columns-repeated="3"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number-columns-repeated="4" table:style-name="ce7" office:value-type="float" office:value="125" calcext:value-type="float">
            <text:p>125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" table:style-name="ce7" office:value-type="float" office:value="249" calcext:value-type="float">
            <text:p>249</text:p>
          </table:table-cell>
          <table:table-cell table:style-name="ce8" office:value-type="float" office:value="350" calcext:value-type="float">
            <text:p>350</text:p>
          </table:table-cell>
          <table:table-cell table:number-columns-repeated="2" table:style-name="ce7" office:value-type="float" office:value="414" calcext:value-type="float">
            <text:p>414</text:p>
          </table:table-cell>
          <table:table-cell table:number-columns-repeated="2" table:style-name="ce7" office:value-type="float" office:value="479" calcext:value-type="float">
            <text:p>479</text:p>
          </table:table-cell>
          <table:table-cell table:number-columns-repeated="3" table:style-name="ce7" office:value-type="float" office:value="549" calcext:value-type="float">
            <text:p>549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99" calcext:value-type="float">
            <text:p>699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style-name="ce7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97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7"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10" table:style-name="ce8" office:value-type="float" office:value="1" calcext:value-type="float">
            <text:p>1</text:p>
          </table:table-cell>
          <table:table-cell table:style-name="ce8" table:number-columns-repeated="9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80" meta:object-count="0"/>
    <meta:generator>LibreOfficeDev/6.0.5.2$Linux_X86_64 LibreOffice_project/</meta:generator>
  </office:meta>
</office:document-meta>
</file>